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ter" svg:font-family="Inter, 'Helvetica Neue', 'Source Sans Pro', 'Source Han Sans SC', 'Source Han Sans CN', 'Hiragino Sans GB', 'Hiragino Kaku Gothic', 'Microsoft Yahei UI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27e92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442bf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7b501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ab219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01fb18" officeooo:paragraph-rsid="0001fb18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officeooo:rsid="000434ee" officeooo:paragraph-rsid="000434e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07b501" officeooo:paragraph-rsid="0007b501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07b501" officeooo:paragraph-rsid="000fefea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0ab219" officeooo:paragraph-rsid="000ab219"/>
    </style:style>
    <style:style style:name="T1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style:font-name="Times New Roman" fo:font-size="14pt" fo:letter-spacing="normal" fo:font-style="normal" fo:font-weight="normal" officeooo:rsid="0001fb18" style:font-size-asian="14pt" style:font-size-complex="14pt"/>
    </style:style>
    <style:style style:name="T3" style:family="text">
      <style:text-properties fo:font-variant="normal" fo:text-transform="none" style:font-name="Times New Roman" fo:font-size="14pt" fo:letter-spacing="normal" fo:font-style="normal" fo:font-weight="normal" officeooo:rsid="00027e92" style:font-size-asian="14pt" style:font-size-complex="14pt"/>
    </style:style>
    <style:style style:name="T4" style:family="text">
      <style:text-properties fo:font-variant="normal" fo:text-transform="none" style:font-name="Times New Roman" fo:font-size="14pt" fo:letter-spacing="normal" fo:font-style="normal" fo:font-weight="normal" officeooo:rsid="000442bf" style:font-size-asian="14pt" style:font-size-complex="14pt"/>
    </style:style>
    <style:style style:name="T5" style:family="text">
      <style:text-properties fo:font-variant="normal" fo:text-transform="none" style:font-name="Times New Roman" fo:font-size="14pt" fo:letter-spacing="normal" fo:font-style="normal" fo:font-weight="normal" officeooo:rsid="0005f1a5" style:font-size-asian="14pt" style:font-size-complex="14pt"/>
    </style:style>
    <style:style style:name="T6" style:family="text">
      <style:text-properties fo:font-variant="normal" fo:text-transform="none" style:font-name="Times New Roman" fo:font-size="14pt" fo:letter-spacing="normal" fo:font-style="normal" fo:font-weight="normal" officeooo:rsid="0007b501" style:font-size-asian="14pt" style:font-size-complex="14pt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officeooo:rsid="0008e3f8" style:font-size-asian="14pt" style:font-size-complex="14pt"/>
    </style:style>
    <style:style style:name="T8" style:family="text">
      <style:text-properties fo:font-variant="normal" fo:text-transform="none" style:font-name="Times New Roman" fo:font-size="14pt" fo:letter-spacing="normal" fo:font-style="normal" fo:font-weight="normal" officeooo:rsid="000b9390" style:font-size-asian="14pt" style:font-size-complex="14pt"/>
    </style:style>
    <style:style style:name="T9" style:family="text">
      <style:text-properties fo:font-variant="normal" fo:text-transform="none" style:font-name="Times New Roman" fo:font-size="14pt" fo:letter-spacing="normal" fo:font-style="normal" fo:font-weight="normal" officeooo:rsid="000d3572" style:font-size-asian="14pt" style:font-size-complex="14pt"/>
    </style:style>
    <style:style style:name="T10" style:family="text">
      <style:text-properties fo:font-variant="normal" fo:text-transform="none" style:font-name="Times New Roman" fo:font-size="14pt" fo:letter-spacing="normal" fo:font-style="normal" fo:font-weight="normal" officeooo:rsid="000dce57" style:font-size-asian="14pt" style:font-size-complex="14pt"/>
    </style:style>
    <style:style style:name="T11" style:family="text">
      <style:text-properties fo:font-variant="normal" fo:text-transform="none" style:font-name="Times New Roman" fo:font-size="14pt" fo:letter-spacing="normal" fo:font-style="normal" fo:font-weight="normal" officeooo:rsid="00104b03" style:font-size-asian="14pt" style:font-size-complex="14pt"/>
    </style:style>
    <style:style style:name="T12" style:family="text">
      <style:text-properties fo:font-variant="normal" fo:text-transform="none" style:font-name="Times New Roman" fo:font-size="14pt" fo:letter-spacing="normal" fo:font-style="normal" fo:font-weight="normal" officeooo:rsid="00105cc0" style:font-size-asian="14pt" style:font-size-complex="14pt"/>
    </style:style>
    <style:style style:name="T13" style:family="text">
      <style:text-properties fo:font-variant="normal" fo:text-transform="none" style:font-name="Times New Roman" fo:font-size="14pt" fo:letter-spacing="normal" fo:font-style="normal" fo:font-weight="normal" officeooo:rsid="0010c549" style:font-size-asian="14pt" style:font-size-complex="14pt"/>
    </style:style>
    <style:style style:name="T14" style:family="text">
      <style:text-properties fo:font-variant="normal" fo:text-transform="none" style:font-name="Times New Roman" fo:font-size="14pt" fo:letter-spacing="normal" fo:font-style="normal" fo:font-weight="normal" officeooo:rsid="0001fb18" fo:background-color="#ff0000" loext:char-shading-value="0" style:font-size-asian="14pt" style:font-size-complex="14pt"/>
    </style:style>
    <style:style style:name="T15" style:family="text">
      <style:text-properties fo:font-variant="normal" fo:text-transform="none" style:font-name="Times New Roman" fo:font-size="14pt" fo:letter-spacing="normal" fo:font-style="normal" fo:font-weight="normal" officeooo:rsid="0001fb18" fo:background-color="#ff0000" loext:char-shading-value="0" style:font-size-asian="14pt" style:font-size-complex="14pt"/>
    </style:style>
    <style:style style:name="T16" style:family="text">
      <style:text-properties fo:font-variant="normal" fo:text-transform="none" style:font-name="Times New Roman" fo:font-size="14pt" fo:letter-spacing="normal" fo:font-style="normal" fo:font-weight="normal" officeooo:rsid="0001fb18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c9211e" style:font-name="Times New Roman" fo:font-size="14pt" fo:letter-spacing="normal" fo:font-style="normal" fo:font-weight="normal" officeooo:rsid="0001fb18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ff0000" style:font-name="Times New Roman" fo:font-size="14pt" fo:letter-spacing="normal" fo:font-style="normal" fo:font-weight="normal" officeooo:rsid="0001fb18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ff0000" style:font-name="Times New Roman" fo:font-size="14pt" fo:letter-spacing="normal" fo:font-style="normal" fo:font-weight="normal" officeooo:rsid="0001fb18" style:font-size-asian="14pt" style:font-size-complex="14pt"/>
    </style:style>
    <style:style style:name="T21" style:family="text">
      <style:text-properties fo:font-variant="normal" fo:text-transform="none" fo:color="#ff0000" style:font-name="Times New Roman" fo:font-size="14pt" fo:letter-spacing="normal" fo:font-style="normal" fo:font-weight="normal" officeooo:rsid="00104b03" style:font-size-asian="14pt" style:font-size-complex="14pt"/>
    </style:style>
    <style:style style:name="T22" style:family="text">
      <style:text-properties fo:font-variant="normal" fo:text-transform="none" fo:color="#ff0000" style:font-name="Times New Roman" fo:font-size="14pt" fo:letter-spacing="normal" fo:font-style="normal" fo:font-weight="normal" officeooo:rsid="00027e92" style:font-size-asian="14pt" style:font-size-complex="14pt"/>
    </style:style>
    <style:style style:name="T23" style:family="text">
      <style:text-properties fo:font-variant="normal" fo:text-transform="none" fo:color="#ff0000" style:font-name="Times New Roman" fo:font-size="14pt" fo:letter-spacing="normal" fo:font-style="normal" fo:font-weight="normal" officeooo:rsid="0007b501" style:font-size-asian="14pt" style:font-size-complex="14pt"/>
    </style:style>
    <style:style style:name="T24" style:family="text">
      <style:text-properties fo:font-variant="normal" fo:text-transform="none" fo:color="#ff0000" style:font-name="Times New Roman" fo:font-size="14pt" fo:letter-spacing="normal" fo:font-style="normal" fo:font-weight="normal" officeooo:rsid="0008e3f8" style:font-size-asian="14pt" style:font-size-complex="14pt"/>
    </style:style>
    <style:style style:name="T25" style:family="text">
      <style:text-properties fo:font-variant="normal" fo:text-transform="none" fo:color="#ff0000" style:font-name="Times New Roman" fo:font-size="14pt" fo:letter-spacing="normal" fo:font-style="normal" fo:font-weight="normal" officeooo:rsid="000442bf" style:font-size-asian="14pt" style:font-size-complex="14pt"/>
    </style:style>
    <style:style style:name="T26" style:family="text">
      <style:text-properties fo:font-variant="normal" fo:text-transform="none" fo:color="#ff0000" style:font-name="Times New Roman" fo:font-size="14pt" fo:letter-spacing="normal" fo:font-style="normal" fo:font-weight="normal" officeooo:rsid="0005f1a5" style:font-size-asian="14pt" style:font-size-complex="14pt"/>
    </style:style>
    <style:style style:name="T27" style:family="text">
      <style:text-properties fo:font-variant="normal" fo:text-transform="none" fo:color="#ff0000" style:font-name="Times New Roman" fo:font-size="14pt" fo:letter-spacing="normal" fo:font-style="normal" fo:font-weight="normal" officeooo:rsid="00105cc0" style:font-size-asian="14pt" style:font-size-complex="14pt"/>
    </style:style>
    <style:style style:name="T28" style:family="text">
      <style:text-properties fo:color="#ff0000"/>
    </style:style>
    <style:style style:name="T29" style:family="text">
      <style:text-properties officeooo:rsid="00104b03"/>
    </style:style>
    <style:style style:name="T30" style:family="text">
      <style:text-properties officeooo:rsid="0010c5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lcome :D</text:span></text:p>
      <text:p text:style-name="P6"><text:span text:style-name="T1"/></text:p>
      <text:p text:style-name="P1"><text:span text:style-name="T1">Imagine you are somewhere </text:span><text:span text:style-name="T19">outdoor</text:span><text:span text:style-name="T1"> and you need informations about the weather, but you dont ha</text:span><text:span text:style-name="T3">v</text:span><text:span text:style-name="T1">e a Internet connection. (That</text:span><text:span text:style-name="T19"> happens more oft</text:span><text:span text:style-name="T1">en then you would expect</text:span><text:span text:style-name="T2"> :D</text:span><text:span text:style-name="T1">). </text:span></text:p>
      <text:p text:style-name="P1"><text:span text:style-name="T2">Then you </text:span><text:span text:style-name="T20">would probably</text:span><text:span text:style-name="T2"> look at the sky and search for some </text:span><text:span text:style-name="T18">conspicuous</text:span><text:span text:style-name="T2"> clouds. You would ask yourself: is that </text:span><text:span text:style-name="T20">a</text:span><text:span text:style-name="T2"> rain </text:span><text:span text:style-name="T20">cloud</text:span><text:span text:style-name="T2"> </text:span><text:span text:style-name="T20">coming my way</text:span><text:span text:style-name="T2">? </text:span><text:span text:style-name="T20">do i </text:span><text:span text:style-name="T2">need to </text:span><text:span text:style-name="T20">make</text:span><text:span text:style-name="T2"> preparations and </text:span><text:span text:style-name="T20">maybe stop in s</text:span><text:span text:style-name="T2">omewhere? </text:span><text:span text:style-name="T20">this is</text:span><text:span text:style-name="T2"> sometimes </text:span><text:span text:style-name="T20">difficult</text:span><text:span text:style-name="T2"> to answer. clouds are no</text:span><text:span text:style-name="T20">t easy to int</text:span><text:span text:style-name="T2">erpret. But maybe our app can help you</text:span><text:span text:style-name="T20"> to identify ra</text:span><text:span text:style-name="T2">in clouds :)</text:span></text:p>
      <text:p text:style-name="P1"><text:span text:style-name="T2">we built an app</text:span><text:span text:style-name="T20"> </text:span><text:span text:style-name="T21">that lets yo</text:span><text:span text:style-name="T11">u </text:span><text:span text:style-name="T2">take a </text:span><text:span text:style-name="T20">picture</text:span><text:span text:style-name="T2"> of the sky, and the app </text:span><text:span text:style-name="T20">will tell you</text:span><text:span text:style-name="T2"> if there is a </text:span><text:span text:style-name="T20">rain cloud near you</text:span><text:span text:style-name="T2">. then you can prepare for it. the app doesn't need an internet connection to a weather site. you can use it </text:span><text:span text:style-name="T27">every</text:span><text:span text:style-name="T20">where</text:span><text:span text:style-name="T2">. </text:span><text:span text:style-name="T3">its a really fast way to get some firs</text:span><text:span text:style-name="T22">t weather information in your area.</text:span></text:p>
      <text:p text:style-name="P1"><text:span text:style-name="T2"><text:line-break/>do you want to see the app? T</text:span><text:span text:style-name="T6">ugce</text:span><text:span text:style-name="T2"> please press start</text:span><text:span text:style-name="T3"> :)</text:span></text:p>
      <text:p text:style-name="P5"><text:span text:style-name="T3"/></text:p>
      <text:p text:style-name="P9"><text:span text:style-name="T3">[</text:span><text:span text:style-name="T1">DEMO]</text:span></text:p>
      <text:p text:style-name="P5"><text:span text:style-name="T3"/></text:p>
      <text:p text:style-name="P7"><text:span text:style-name="T3">n</text:span><text:span text:style-name="T1">ow the user interface is loading</text:span></text:p>
      <text:p text:style-name="P8"><text:span text:style-name="T1">in the user interface you have two options: uploading an image, or make a screenshot.we prepared a sample image for you with </text:span><text:span text:style-name="T19">some different sky situ</text:span><text:span text:style-name="T1">ations.</text:span></text:p>
      <text:p text:style-name="P3"><text:span text:style-name="T6">in the app you have the </text:span><text:span text:style-name="T23">option to choose a subimage</text:span><text:span text:style-name="T6">. you can choose the </text:span><text:span text:style-name="T23">section that interests </text:span><text:span text:style-name="T6">you. <text:s/>tugce is selecting a cloud on the l</text:span><text:span text:style-name="T8">eft</text:span><text:span text:style-name="T6"> site. the model is analysing the situation an gives a prediction. what ist the result? cloudy sky</text:span></text:p>
      <text:p text:style-name="P7"><text:span text:style-name="T1">now tugce moves to other region of the images. what is the subimage showing? a partly cloudy sky. can it also detect a clear sky? tugce please check it out.</text:span></text:p>
      <text:p text:style-name="P7"><text:span text:style-name="T1">and finally, on the right sight, we have an example of a rain cloud. can our model detect that? lets try it out... yes it classified a rain cloud. nice.</text:span></text:p>
      <text:p text:style-name="P7"><text:span text:style-name="T1">so the app is online, you can check it out and play around with it :)</text:span></text:p>
      <text:p text:style-name="P7"><text:span text:style-name="T1"/></text:p>
      <text:p text:style-name="P4"><text:span text:style-name="T6">how dit we get to that app? </text:span></text:p>
      <text:p text:style-name="P4"><text:span text:style-name="T6"/></text:p>
      <text:p text:style-name="P9"><text:span text:style-name="T6">[</text:span><text:span text:style-name="T1">Project Roadmap slide]</text:span></text:p>
      <text:p text:style-name="P9"><text:span text:style-name="T1"/></text:p>
      <text:p text:style-name="P4"><text:span text:style-name="T6">here is an </text:span><text:span text:style-name="T23">overview</text:span><text:span text:style-name="T6"> of our project. we startet with a</text:span><text:span text:style-name="T10"> public</text:span><text:span text:style-name="T6"> weather website, which </text:span><text:span text:style-name="T23">provides</text:span><text:span text:style-name="T6"> weather data and sky images. we downloaded the </text:span><text:span text:style-name="T23">data</text:span><text:span text:style-name="T6">, we p</text:span><text:span text:style-name="T7">epared</text:span><text:span text:style-name="T6"> the </text:span><text:span text:style-name="T23">data</text:span><text:span text:style-name="T6">, and then we</text:span><text:span text:style-name="T7"> fed</text:span><text:span text:style-name="T6"> a deep</text:span><text:span text:style-name="T7"> </text:span><text:span text:style-name="T6">learning model</text:span><text:span text:style-name="T7"> with that data</text:span><text:span text:style-name="T6">.</text:span><text:span text:style-name="T7"> the model learned to recognize rain clouds. then </text:span><text:span text:style-name="T11">ontop </text:span><text:span text:style-name="T7">we createt a user interface for the demo</text:span><text:span text:style-name="T11"> that can communciate with the model</text:span><text:span text:style-name="T12"> a</text:span><text:span text:style-name="T27">nd show the results</text:span><text:span text:style-name="T11">.</text:span></text:p>
      <text:p text:style-name="P3"><text:span text:style-name="T24">with a little more work</text:span><text:span text:style-name="T7">, we can </text:span><text:span text:style-name="T24">develop</text:span><text:span text:style-name="T7"> a smartphone app and </text:span><text:span text:style-name="T24">generalize our results</text:span><text:span text:style-name="T7">.</text:span></text:p>
      <text:p text:style-name="P3"><text:span text:style-name="T7"/></text:p>
      <text:p text:style-name="P3"><text:soft-page-break/><text:span text:style-name="T7">then you can </text:span><text:span text:style-name="T24">use the app on your outdoor trips</text:span><text:span text:style-name="T7"> and </text:span><text:span text:style-name="T24">hopefully</text:span><text:span text:style-name="T7"> </text:span><text:span text:style-name="T24">protect</text:span><text:span text:style-name="T7"> yourself </text:span><text:span text:style-name="T24">better</text:span><text:span text:style-name="T7"> from b</text:span><text:span text:style-name="T13">ad weather situations</text:span><text:span text:style-name="T7"> :)</text:span></text:p>
      <text:p text:style-name="P9"><text:span text:style-name="T7">[</text:span><text:span text:style-name="T1">thank you slide]</text:span></text:p>
      <text:p text:style-name="P3"><text:span text:style-name="T7"/></text:p>
      <text:p text:style-name="P2"><text:span text:style-name="T3">T</text:span><text:span text:style-name="T4">hank you for </text:span><text:span text:style-name="T25">listening</text:span><text:span text:style-name="T4">! And </text:span><text:span text:style-name="T25">special thanks</text:span><text:span text:style-name="T4"> to the le wagon staff.</text:span><text:span text:style-name="T5"> </text:span><text:span text:style-name="T26">the bootcamp</text:span><text:span text:style-name="T5"> was a great experience for us.</text:span><text:span text:style-name="T4"> </text:span><text:span text:style-name="T26">and</text:span><text:span text:style-name="T5"> </text:span><text:span text:style-name="T4">without your </text:span><text:span text:style-name="T26">great </text:span><text:span text:style-name="T25">support</text:span><text:span text:style-name="T4"> we </text:span><text:span text:style-name="T25">would</text:span><text:span text:style-name="T21">n'</text:span><text:span text:style-name="T25">t</text:span><text:span text:style-name="T4"> have come this far</text:span><text:span text:style-name="T5">!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ter" svg:font-family="Inter, 'Helvetica Neue', 'Source Sans Pro', 'Source Han Sans SC', 'Source Han Sans CN', 'Hiragino Sans GB', 'Hiragino Kaku Gothic', 'Microsoft Yahei UI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2-12-08T16:06:18.743000000</dc:date>
    <meta:editing-duration>PT3H25M27S</meta:editing-duration>
    <meta:editing-cycles>8</meta:editing-cycles>
    <meta:document-statistic meta:table-count="0" meta:image-count="0" meta:object-count="0" meta:page-count="2" meta:paragraph-count="19" meta:word-count="465" meta:character-count="2501" meta:non-whitespace-character-count="2051"/>
  </office:meta>
</office:document-meta>
</file>